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Utils.Construc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tils.invokeConstructor( Class cls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tils.getAccessibleConstructor( Constructor 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structorUtils.invokeExactConstructor( Class cls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tils.invokeExactConstructor( Class cls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Utils.getMatchingAccessibleConstructor( Class cls , Class [ ] parameterTyp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structorUtils.invokeExactConstructor( Class cls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tructorUtils.invokeConstructor( Class cls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structorUtils.getAccessibleConstructor( Class cls , Class [ ] parameter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Utils.getAccessibleConstructor( Class cls , Class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Utils.invokeConstructor( Class cls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